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32d" officeooo:paragraph-rsid="0011832d"/>
    </style:style>
    <style:style style:name="P2" style:family="paragraph" style:parent-style-name="Standard">
      <style:text-properties officeooo:rsid="0014304f" officeooo:paragraph-rsid="001430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</text:p>
      <text:p text:style-name="P1">Zodra de uitvoer start, is er te zien dat alle threads in intensiviteit verhogen.</text:p>
      <text:p text:style-name="P1"/>
      <text:p text:style-name="P1">Als je de ampersand vervangt door een puntkomma start eerst de ene opdracht. Zodra deze opdracht is afgerond begint de tweede opdracht pas.</text:p>
      <text:p text:style-name="P1"/>
      <text:p text:style-name="P1">De print van de + opdracht gaat altijd voor. Printen van de – komt daarna en als er plek over is, kan de . worden afgedrukt. Zo is er te zien dat er aan het eind nog veel punten over zijn en die dus aan het eind veel voorkomen bij het afdrukken.</text:p>
      <text:p text:style-name="P1"/>
      <text:p text:style-name="P2">2.3</text:p>
      <text:p text:style-name="P2"/>
      <text:p text:style-name="P2"/>
      <text:p text:style-name="P2">2.4</text:p>
      <text:p text:style-name="P2">Ja, write() maakt gebruik van een buf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23:13.854549285</meta:creation-date>
    <dc:date>2017-03-14T14:41:59.004839695</dc:date>
    <meta:editing-duration>PT27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98" meta:character-count="514" meta:non-whitespace-character-count="422"/>
  </office:meta>
</office:document-meta>
</file>